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20" table:style-name="ta1">
        <table:shapes>
          <draw:frame draw:z-index="0" draw:style-name="gr1" draw:text-style-name="P1" svg:width="210.56mm" svg:height="118.43mm" svg:x="92.9mm" svg:y="1500.96mm">
            <loext:p draw:notify-on-update-of-ranges="fuel20.A1:fuel20.A351 fuel20.B1:fuel20.B3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4" calcext:value-type="float">
            <text:p>4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7" calcext:value-type="float">
            <text:p>5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7" calcext:value-type="float">
            <text:p>6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3" calcext:value-type="float">
            <text:p>6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5" calcext:value-type="float">
            <text:p>6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4" calcext:value-type="float">
            <text:p>7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1" calcext:value-type="float">
            <text:p>8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2" calcext:value-type="float">
            <text:p>8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2" calcext:value-type="float">
            <text:p>8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5" calcext:value-type="float">
            <text:p>8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8" calcext:value-type="float">
            <text:p>8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2" calcext:value-type="float">
            <text:p>7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3" calcext:value-type="float">
            <text:p>7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1" calcext:value-type="float">
            <text:p>8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6" calcext:value-type="float">
            <text:p>89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6" calcext:value-type="float">
            <text:p>8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9" calcext:value-type="float">
            <text:p>8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0" calcext:value-type="float">
            <text:p>9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7" calcext:value-type="float">
            <text:p>9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7" calcext:value-type="float">
            <text:p>9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32" calcext:value-type="float">
            <text:p>9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8" calcext:value-type="float">
            <text:p>9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9" calcext:value-type="float">
            <text:p>9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3" calcext:value-type="float">
            <text:p>8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5" calcext:value-type="float">
            <text:p>9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37" calcext:value-type="float">
            <text:p>9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3" calcext:value-type="float">
            <text:p>9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9" calcext:value-type="float">
            <text:p>9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5" calcext:value-type="float">
            <text:p>10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8" calcext:value-type="float">
            <text:p>9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7" calcext:value-type="float">
            <text:p>9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4" calcext:value-type="float">
            <text:p>9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4" calcext:value-type="float">
            <text:p>9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2" calcext:value-type="float">
            <text:p>9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1" calcext:value-type="float">
            <text:p>9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73" calcext:value-type="float">
            <text:p>8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0" calcext:value-type="float">
            <text:p>7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7" calcext:value-type="float">
            <text:p>7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8" calcext:value-type="float">
            <text:p>8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7" calcext:value-type="float">
            <text:p>8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63" calcext:value-type="float">
            <text:p>8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60" calcext:value-type="float">
            <text:p>8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61" calcext:value-type="float">
            <text:p>8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1" calcext:value-type="float">
            <text:p>8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8" calcext:value-type="float">
            <text:p>8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7" calcext:value-type="float">
            <text:p>8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36" calcext:value-type="float">
            <text:p>8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2" calcext:value-type="float">
            <text:p>8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24" calcext:value-type="float">
            <text:p>8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0" calcext:value-type="float">
            <text:p>7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8" calcext:value-type="float">
            <text:p>6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5" calcext:value-type="float">
            <text:p>7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0" calcext:value-type="float">
            <text:p>7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3" calcext:value-type="float">
            <text:p>7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2" calcext:value-type="float">
            <text:p>8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1" calcext:value-type="float">
            <text:p>8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63" calcext:value-type="float">
            <text:p>8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7" calcext:value-type="float">
            <text:p>7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23" calcext:value-type="float">
            <text:p>7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5" calcext:value-type="float">
            <text:p>7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1" calcext:value-type="float">
            <text:p>70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9" calcext:value-type="float">
            <text:p>7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77" calcext:value-type="float">
            <text:p>7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7" calcext:value-type="float">
            <text:p>7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80" calcext:value-type="float">
            <text:p>7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7" calcext:value-type="float">
            <text:p>7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33" calcext:value-type="float">
            <text:p>7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4" calcext:value-type="float">
            <text:p>7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0" calcext:value-type="float">
            <text:p>8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0" calcext:value-type="float">
            <text:p>8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6" calcext:value-type="float">
            <text:p>8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8" calcext:value-type="float">
            <text:p>8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9" calcext:value-type="float">
            <text:p>8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9" calcext:value-type="float">
            <text:p>8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5" calcext:value-type="float">
            <text:p>8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0" calcext:value-type="float">
            <text:p>8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72" calcext:value-type="float">
            <text:p>8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5" calcext:value-type="float">
            <text:p>9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42" calcext:value-type="float">
            <text:p>9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2" calcext:value-type="float">
            <text:p>9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49" calcext:value-type="float">
            <text:p>9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5" calcext:value-type="float">
            <text:p>9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48" calcext:value-type="float">
            <text:p>8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5" calcext:value-type="float">
            <text:p>8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24" calcext:value-type="float">
            <text:p>8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9" calcext:value-type="float">
            <text:p>8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50" calcext:value-type="float">
            <text:p>8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6" calcext:value-type="float">
            <text:p>8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6" calcext:value-type="float">
            <text:p>8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45" calcext:value-type="float">
            <text:p>8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3" calcext:value-type="float">
            <text:p>8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4" calcext:value-type="float">
            <text:p>8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0" calcext:value-type="float">
            <text:p>8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9" calcext:value-type="float">
            <text:p>8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8" calcext:value-type="float">
            <text:p>8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83" calcext:value-type="float">
            <text:p>7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3" calcext:value-type="float">
            <text:p>7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98" calcext:value-type="float">
            <text:p>7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1" calcext:value-type="float">
            <text:p>7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59" calcext:value-type="float">
            <text:p>7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80" calcext:value-type="float">
            <text:p>7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12" calcext:value-type="float">
            <text:p>8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70" calcext:value-type="float">
            <text:p>7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89" calcext:value-type="float">
            <text:p>7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46" calcext:value-type="float">
            <text:p>8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05" calcext:value-type="float">
            <text:p>8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8" calcext:value-type="float">
            <text:p>8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1" calcext:value-type="float">
            <text:p>8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23" calcext:value-type="float">
            <text:p>8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3" calcext:value-type="float">
            <text:p>8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77" calcext:value-type="float">
            <text:p>8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68" calcext:value-type="float">
            <text:p>9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32" calcext:value-type="float">
            <text:p>10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3" calcext:value-type="float">
            <text:p>9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51" calcext:value-type="float">
            <text:p>9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33" calcext:value-type="float">
            <text:p>9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53" calcext:value-type="float">
            <text:p>10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52" calcext:value-type="float">
            <text:p>10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8" calcext:value-type="float">
            <text:p>10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9" calcext:value-type="float">
            <text:p>10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69" calcext:value-type="float">
            <text:p>10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35" calcext:value-type="float">
            <text:p>10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27" calcext:value-type="float">
            <text:p>11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3" calcext:value-type="float">
            <text:p>10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1" calcext:value-type="float">
            <text:p>9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28" calcext:value-type="float">
            <text:p>10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18" calcext:value-type="float">
            <text:p>10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81" calcext:value-type="float">
            <text:p>9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46" calcext:value-type="float">
            <text:p>9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76" calcext:value-type="float">
            <text:p>8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4" calcext:value-type="float">
            <text:p>8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05" calcext:value-type="float">
            <text:p>7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0" calcext:value-type="float">
            <text:p>6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11" calcext:value-type="float">
            <text:p>7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15" calcext:value-type="float">
            <text:p>7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89" calcext:value-type="float">
            <text:p>6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73" calcext:value-type="float">
            <text:p>5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5" calcext:value-type="float">
            <text:p>5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5" calcext:value-type="float">
            <text:p>4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05" calcext:value-type="float">
            <text:p>5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57" calcext:value-type="float">
            <text:p>4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19" calcext:value-type="float">
            <text:p>5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14" calcext:value-type="float">
            <text:p>5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1" calcext:value-type="float">
            <text:p>4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8" calcext:value-type="float">
            <text:p>4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2" calcext:value-type="float">
            <text:p>4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4" calcext:value-type="float">
            <text:p>3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0" calcext:value-type="float">
            <text:p>4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3" calcext:value-type="float">
            <text:p>4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62" calcext:value-type="float">
            <text:p>4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7" calcext:value-type="float">
            <text:p>4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3" calcext:value-type="float">
            <text:p>4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78" calcext:value-type="float">
            <text:p>4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3" calcext:value-type="float">
            <text:p>5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6" calcext:value-type="float">
            <text:p>4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8" calcext:value-type="float">
            <text:p>4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8" calcext:value-type="float">
            <text:p>4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2" calcext:value-type="float">
            <text:p>4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74" calcext:value-type="float">
            <text:p>4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2" calcext:value-type="float">
            <text:p>4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4" calcext:value-type="float">
            <text:p>4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25" calcext:value-type="float">
            <text:p>4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56" calcext:value-type="float">
            <text:p>4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3" calcext:value-type="float">
            <text:p>4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3" calcext:value-type="float">
            <text:p>4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63" calcext:value-type="float">
            <text:p>4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5" calcext:value-type="float">
            <text:p>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2" calcext:value-type="float">
            <text:p>5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3" calcext:value-type="float">
            <text:p>5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26" calcext:value-type="float">
            <text:p>5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18" calcext:value-type="float">
            <text:p>6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91" calcext:value-type="float">
            <text:p>5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52" calcext:value-type="float">
            <text:p>5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0" calcext:value-type="float">
            <text:p>5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31" calcext:value-type="float">
            <text:p>5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35" calcext:value-type="float">
            <text:p>5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9" calcext:value-type="float">
            <text:p>5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23" calcext:value-type="float">
            <text:p>5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2" calcext:value-type="float">
            <text:p>5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4" calcext:value-type="float">
            <text:p>4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8" calcext:value-type="float">
            <text:p>5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71" calcext:value-type="float">
            <text:p>4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7" calcext:value-type="float">
            <text:p>4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69" calcext:value-type="float">
            <text:p>4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90" calcext:value-type="float">
            <text:p>4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70" calcext:value-type="float">
            <text:p>4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8" calcext:value-type="float">
            <text:p>4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8" calcext:value-type="float">
            <text:p>4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5" calcext:value-type="float">
            <text:p>4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07" calcext:value-type="float">
            <text:p>4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0" calcext:value-type="float">
            <text:p>3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0" calcext:value-type="float">
            <text:p>3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7" calcext:value-type="float">
            <text:p>2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0" calcext:value-type="float">
            <text:p>2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8" calcext:value-type="float">
            <text:p>2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3" calcext:value-type="float">
            <text:p>2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80" calcext:value-type="float">
            <text:p>2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3" calcext:value-type="float">
            <text:p>1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3" calcext:value-type="float">
            <text:p>1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6" calcext:value-type="float">
            <text:p>1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" calcext:value-type="float">
            <text:p>1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1" calcext:value-type="float">
            <text:p>1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2" calcext:value-type="float">
            <text:p>1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2" calcext:value-type="float">
            <text:p>1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2" calcext:value-type="float">
            <text:p>2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2" calcext:value-type="float">
            <text:p>2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4" calcext:value-type="float">
            <text:p>2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8" calcext:value-type="float">
            <text:p>2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8" calcext:value-type="float">
            <text:p>1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7" calcext:value-type="float">
            <text:p>2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4" calcext:value-type="float">
            <text:p>1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8" calcext:value-type="float">
            <text:p>1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8" calcext:value-type="float">
            <text:p>1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8" calcext:value-type="float">
            <text:p>1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9" calcext:value-type="float">
            <text:p>1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7" calcext:value-type="float">
            <text:p>1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3" calcext:value-type="float">
            <text:p>1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8" calcext:value-type="float">
            <text:p>1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9" calcext:value-type="float">
            <text:p>1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6" calcext:value-type="float">
            <text:p>1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1" calcext:value-type="float">
            <text:p>1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2" calcext:value-type="float">
            <text:p>1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60" calcext:value-type="float">
            <text:p>1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8" calcext:value-type="float">
            <text:p>1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2" calcext:value-type="float">
            <text:p>1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2" calcext:value-type="float">
            <text:p>1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1" calcext:value-type="float">
            <text:p>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1" calcext:value-type="float">
            <text:p>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0" calcext:value-type="float">
            <text:p>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8" calcext:value-type="float">
            <text:p>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3" calcext:value-type="float">
            <text:p>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9" calcext:value-type="float">
            <text:p>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1" calcext:value-type="float">
            <text:p>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1" calcext:value-type="float">
            <text:p>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1" calcext:value-type="float">
            <text:p>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" calcext:value-type="float">
            <text:p>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" calcext:value-type="float">
            <text:p>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2:38:15.753649136</dc:date>
    <dc:creator>Joshua O'Leary</dc:creator>
    <meta:editing-duration>PT42S</meta:editing-duration>
    <meta:editing-cycles>1</meta:editing-cycles>
    <meta:document-statistic meta:table-count="1" meta:cell-count="15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57cm" svg:height="11.844cm" xlink:href=".." xlink:type="simple" chart:class="chart:scatter" chart:style-name="ch1">
        <chart:plot-area chart:style-name="ch2" table:cell-range-address="fuel20.A1:fuel20.B351" svg:x="1.432cm" svg:y="0.236cm" svg:width="19.204cm" svg:height="10.391cm">
          <chartooo:coordinate-region svg:x="2.239cm" svg:y="0.435cm" svg:width="17.932cm" svg:height="9.545cm"/>
          <chart:axis chart:dimension="x" chart:name="primary-x" chart:style-name="ch3">
            <chart:title svg:x="10.302cm" svg:y="10.863cm" chart:style-name="ch4">
              <text:p>Iterations</text:p>
            </chart:title>
          </chart:axis>
          <chart:axis chart:dimension="y" chart:name="primary-y" chart:style-name="ch3">
            <chart:title svg:x="0.451cm" svg:y="6.414cm" chart:style-name="ch5">
              <text:p>Cells on Fire</text:p>
            </chart:title>
            <chart:grid chart:style-name="ch6" chart:class="major"/>
          </chart:axis>
          <chart:series chart:style-name="ch7" chart:values-cell-range-address="fuel20.B1:fuel20.B351" chart:class="chart:scatter">
            <chart:domain table:cell-range-address="fuel20.A1:fuel20.A351"/>
            <chart:data-point chart:repeated="3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20.A1:fuel20.A351</svg:desc>
                </draw:g>
              </table:table-cell>
              <table:table-cell office:value-type="float" office:value="69">
                <text:p>69</text:p>
                <draw:g>
                  <svg:desc>fuel20.B1:fuel20.B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